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28.69pt"/>
    </style:style>
    <style:style style:name="co2" style:family="table-column">
      <style:table-column-properties fo:break-before="auto" style:column-width="63.64pt"/>
    </style:style>
    <style:style style:name="co3" style:family="table-column">
      <style:table-column-properties fo:break-before="auto" style:column-width="103.75pt"/>
    </style:style>
    <style:style style:name="co4" style:family="table-column">
      <style:table-column-properties fo:break-before="auto" style:column-width="31.55pt"/>
    </style:style>
    <style:style style:name="co5" style:family="table-column">
      <style:table-column-properties fo:break-before="auto" style:column-width="135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94pt" fo:break-before="auto" style:use-optimal-row-height="true"/>
    </style:style>
    <style:style style:name="ro3" style:family="table-row">
      <style:table-row-properties style:row-height="15.19pt" fo:break-before="auto" style:use-optimal-row-height="true"/>
    </style:style>
    <style:style style:name="ro4" style:family="table-row">
      <style:table-row-properties style:row-height="42.75pt" fo:break-before="auto" style:use-optimal-row-height="true"/>
    </style:style>
    <style:style style:name="ro5" style:family="table-row">
      <style:table-row-properties style:row-height="56.04pt" fo:break-before="auto" style:use-optimal-row-height="true"/>
    </style:style>
    <style:style style:name="ro6" style:family="table-row">
      <style:table-row-properties style:row-height="28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yflex_f401_asbuilt_all.bom" table:style-name="ta1" table:print-ranges="'pyflex_f401_asbuilt_all.bom'.A1:'pyflex_f401_asbuilt_all.bom'.E47 'pyflex_f401_asbuilt_all.bom'.A1:'pyflex_f401_asbuilt_all.bom'.E4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refd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033C104KAT2A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4 C6 C7 C8 C12 C23 C102 C103 C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SOT23-3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 Q2 Q4 Q5 Q7 Q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C807-40L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SOT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C817W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SOT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 Q6 Q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C857BDW1T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 C17 C18 C21 C22 C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C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 JUSB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SD11B5.0ST5G</text:p>
          </table:table-cell>
          <table:table-cell office:value-type="string" calcext:value-type="string">
            <text:p>5.0V</text:p>
          </table:table-cell>
          <table:table-cell office:value-type="string" calcext:value-type="string">
            <text:p>DIOM_DSN2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1 VS2 VS3 VS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1 J31 J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D 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D-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D-0805</text:p>
          </table:table-cell>
          <table:table-cell office:value-type="string" calcext:value-type="string">
            <text:p>YEL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N5232DW1T1G</text:p>
          </table:table-cell>
          <table:table-cell office:value-type="string" calcext:value-type="string">
            <text:p>BRT NP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13FC1350000200</text:p>
          </table:table-cell>
          <table:table-cell office:value-type="string" calcext:value-type="string">
            <text:p>32.78k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24FA20H0012200</text:p>
          </table:table-cell>
          <table:table-cell office:value-type="string" calcext:value-type="string">
            <text:p>16.0M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0R22_1%_16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 R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9 R64 R104 R106 R109 R110 R118 R122 R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1.8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 R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 R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4 R32 R35 R101 R102 R120 R121 R126 R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1M0_1%_1608</text:p>
          </table:table-cell>
          <table:table-cell office:value-type="string" calcext:value-type="string">
            <text:p>1M0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1M3_1%_1608</text:p>
          </table:table-cell>
          <table:table-cell office:value-type="string" calcext:value-type="string">
            <text:p>1M3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 R7 R8 R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_62k_1%_1608</text:p>
          </table:table-cell>
          <table:table-cell office:value-type="string" calcext:value-type="string">
            <text:p>62.0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3 R34 R38 R103 R105 R108 R111 R112 R113 R114 R115 R123 R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 thick 033R 1% 1/8W 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M3K15AFS 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SOT4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B6 JB7 JE JF JG J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 JB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9:37:05.358558511</dc:date>
    <meta:editing-duration>PT9M29S</meta:editing-duration>
    <meta:editing-cycles>5</meta:editing-cycles>
    <meta:generator>LibreOffice/6.1.0.3$Linux_X86_64 LibreOffice_project/10$Build-3</meta:generator>
    <meta:print-date>2018-08-24T19:34:10.732903815</meta:print-date>
    <meta:document-statistic meta:table-count="1" meta:cell-count="235" meta:object-count="0"/>
  </office:meta>
</office:document-meta>
</file>